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233d" officeooo:paragraph-rsid="0020233d"/>
    </style:style>
    <style:style style:name="P2" style:family="paragraph" style:parent-style-name="Standard">
      <style:text-properties officeooo:rsid="0020233d" officeooo:paragraph-rsid="00436f54"/>
    </style:style>
    <style:style style:name="P3" style:family="paragraph" style:parent-style-name="Standard">
      <style:text-properties officeooo:rsid="00202693" officeooo:paragraph-rsid="00202693"/>
    </style:style>
    <style:style style:name="P4" style:family="paragraph" style:parent-style-name="Standard">
      <style:text-properties officeooo:rsid="002067fc" officeooo:paragraph-rsid="002067fc" fo:background-color="transparent"/>
    </style:style>
    <style:style style:name="P5" style:family="paragraph" style:parent-style-name="Standard">
      <style:text-properties officeooo:rsid="002067fc" officeooo:paragraph-rsid="00436f54" fo:background-color="transparent"/>
    </style:style>
    <style:style style:name="P6" style:family="paragraph" style:parent-style-name="Standard">
      <style:text-properties officeooo:rsid="0021c399" officeooo:paragraph-rsid="0021c399" fo:background-color="transparent"/>
    </style:style>
    <style:style style:name="P7" style:family="paragraph" style:parent-style-name="Standard">
      <style:text-properties officeooo:rsid="0021c399" officeooo:paragraph-rsid="00437c08" fo:background-color="transparent"/>
    </style:style>
    <style:style style:name="P8" style:family="paragraph" style:parent-style-name="Standard">
      <style:text-properties officeooo:rsid="0021c399" officeooo:paragraph-rsid="00456a30" fo:background-color="transparent"/>
    </style:style>
    <style:style style:name="P9" style:family="paragraph" style:parent-style-name="Standard">
      <style:text-properties officeooo:rsid="002b01f4" officeooo:paragraph-rsid="002cf60c" fo:background-color="transparent"/>
    </style:style>
    <style:style style:name="P10" style:family="paragraph" style:parent-style-name="Standard">
      <style:text-properties officeooo:rsid="002b01f4" officeooo:paragraph-rsid="0047ad70" fo:background-color="transparent"/>
    </style:style>
    <style:style style:name="P11" style:family="paragraph" style:parent-style-name="Standard">
      <style:text-properties officeooo:rsid="002b01f4" officeooo:paragraph-rsid="00483557" fo:background-color="transparent"/>
    </style:style>
    <style:style style:name="P12" style:family="paragraph" style:parent-style-name="Standard">
      <style:text-properties officeooo:rsid="002b01f4" officeooo:paragraph-rsid="0048a143" fo:background-color="transparent"/>
    </style:style>
    <style:style style:name="P13" style:family="paragraph" style:parent-style-name="Standard">
      <style:text-properties officeooo:rsid="0024a761" officeooo:paragraph-rsid="00456a30" fo:background-color="transparent"/>
    </style:style>
    <style:style style:name="P14" style:family="paragraph" style:parent-style-name="Standard">
      <style:text-properties officeooo:rsid="00279449" officeooo:paragraph-rsid="00202693"/>
    </style:style>
    <style:style style:name="P15" style:family="paragraph" style:parent-style-name="Standard">
      <style:text-properties officeooo:rsid="00295187" officeooo:paragraph-rsid="00295187"/>
    </style:style>
    <style:style style:name="P16" style:family="paragraph" style:parent-style-name="Standard">
      <style:text-properties officeooo:rsid="003888f8" officeooo:paragraph-rsid="003888f8"/>
    </style:style>
    <style:style style:name="P17" style:family="paragraph" style:parent-style-name="Standard">
      <style:text-properties officeooo:rsid="003aeb18" officeooo:paragraph-rsid="003aeb18"/>
    </style:style>
    <style:style style:name="P18" style:family="paragraph" style:parent-style-name="Standard">
      <style:text-properties officeooo:rsid="002067fc" officeooo:paragraph-rsid="002067fc"/>
    </style:style>
    <style:style style:name="P19" style:family="paragraph" style:parent-style-name="Standard">
      <style:text-properties fo:font-style="italic" officeooo:rsid="002067fc" officeooo:paragraph-rsid="002067fc" style:font-style-asian="italic" style:font-style-complex="italic"/>
    </style:style>
    <style:style style:name="P20" style:family="paragraph" style:parent-style-name="Standard">
      <style:text-properties fo:font-weight="bold" officeooo:rsid="0028a118" officeooo:paragraph-rsid="0028a118" style:font-weight-asian="bold" style:font-weight-complex="bold"/>
    </style:style>
    <style:style style:name="P21" style:family="paragraph" style:parent-style-name="Standard">
      <style:text-properties fo:font-weight="bold" officeooo:rsid="0020233d" officeooo:paragraph-rsid="0020233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3c3b" style:font-style-asian="italic" style:font-style-complex="italic"/>
    </style:style>
    <style:style style:name="T3" style:family="text">
      <style:text-properties fo:font-style="italic" officeooo:rsid="002fa5dc" style:font-style-asian="italic" style:font-style-complex="italic"/>
    </style:style>
    <style:style style:name="T4" style:family="text">
      <style:text-properties fo:font-style="italic" officeooo:rsid="003426f5" style:font-style-asian="italic" style:font-style-complex="italic"/>
    </style:style>
    <style:style style:name="T5" style:family="text">
      <style:text-properties fo:font-style="italic" officeooo:rsid="0029a58a" style:font-style-asian="italic" style:font-style-complex="italic"/>
    </style:style>
    <style:style style:name="T6" style:family="text">
      <style:text-properties fo:font-style="italic" officeooo:rsid="00308c57" style:font-style-asian="italic" style:font-style-complex="italic"/>
    </style:style>
    <style:style style:name="T7" style:family="text">
      <style:text-properties fo:font-style="italic" officeooo:rsid="004ed22a" style:font-style-asian="italic" style:font-style-complex="italic"/>
    </style:style>
    <style:style style:name="T8" style:family="text">
      <style:text-properties fo:font-style="italic" officeooo:rsid="00202693" style:font-style-asian="italic" style:font-style-complex="italic"/>
    </style:style>
    <style:style style:name="T9" style:family="text">
      <style:text-properties fo:font-style="italic" officeooo:rsid="002cf60c" style:font-style-asian="italic" style:font-style-complex="italic"/>
    </style:style>
    <style:style style:name="T10" style:family="text">
      <style:text-properties officeooo:rsid="00202693"/>
    </style:style>
    <style:style style:name="T11" style:family="text">
      <style:text-properties officeooo:rsid="002067fc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067fc" fo:background-color="#ffff00" loext:char-shading-value="0"/>
    </style:style>
    <style:style style:name="T14" style:family="text">
      <style:text-properties officeooo:rsid="002cf60c" fo:background-color="#ffff00" loext:char-shading-value="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18d9" style:font-style-asian="normal" style:font-style-complex="normal"/>
    </style:style>
    <style:style style:name="T17" style:family="text">
      <style:text-properties fo:font-style="normal" officeooo:rsid="00243c3b" style:font-style-asian="normal" style:font-style-complex="normal"/>
    </style:style>
    <style:style style:name="T18" style:family="text">
      <style:text-properties fo:font-style="normal" officeooo:rsid="0030fb13" style:font-style-asian="normal" style:font-style-complex="normal"/>
    </style:style>
    <style:style style:name="T19" style:family="text">
      <style:text-properties fo:font-style="normal" officeooo:rsid="003426f5" style:font-style-asian="normal" style:font-style-complex="normal"/>
    </style:style>
    <style:style style:name="T20" style:family="text">
      <style:text-properties fo:font-style="normal" officeooo:rsid="0029a58a" style:font-style-asian="normal" style:font-style-complex="normal"/>
    </style:style>
    <style:style style:name="T21" style:family="text">
      <style:text-properties fo:font-style="normal" officeooo:rsid="002b01f4" style:font-style-asian="normal" style:font-style-complex="normal"/>
    </style:style>
    <style:style style:name="T22" style:family="text">
      <style:text-properties fo:font-style="normal" officeooo:rsid="002fa5dc" style:font-style-asian="normal" style:font-style-complex="normal"/>
    </style:style>
    <style:style style:name="T23" style:family="text">
      <style:text-properties fo:font-style="normal" officeooo:rsid="00308c57" style:font-style-asian="normal" style:font-style-complex="normal"/>
    </style:style>
    <style:style style:name="T24" style:family="text">
      <style:text-properties fo:font-style="normal" officeooo:rsid="004d4baf" style:font-style-asian="normal" style:font-style-complex="normal"/>
    </style:style>
    <style:style style:name="T25" style:family="text">
      <style:text-properties fo:font-style="normal" officeooo:rsid="004ed22a" style:font-style-asian="normal" style:font-style-complex="normal"/>
    </style:style>
    <style:style style:name="T26" style:family="text">
      <style:text-properties officeooo:rsid="002b01f4"/>
    </style:style>
    <style:style style:name="T27" style:family="text">
      <style:text-properties officeooo:rsid="002cf60c"/>
    </style:style>
    <style:style style:name="T28" style:family="text">
      <style:text-properties officeooo:rsid="002e9936"/>
    </style:style>
    <style:style style:name="T29" style:family="text">
      <style:text-properties officeooo:rsid="00308c57"/>
    </style:style>
    <style:style style:name="T30" style:family="text">
      <style:text-properties officeooo:rsid="0031a162"/>
    </style:style>
    <style:style style:name="T31" style:family="text">
      <style:text-properties officeooo:rsid="0035dc15"/>
    </style:style>
    <style:style style:name="T32" style:family="text">
      <style:text-properties officeooo:rsid="003707cd"/>
    </style:style>
    <style:style style:name="T33" style:family="text">
      <style:text-properties officeooo:rsid="003aeb18"/>
    </style:style>
    <style:style style:name="T34" style:family="text">
      <style:text-properties officeooo:rsid="003c6f6f"/>
    </style:style>
    <style:style style:name="T35" style:family="text">
      <style:text-properties officeooo:rsid="003da46f"/>
    </style:style>
    <style:style style:name="T36" style:family="text">
      <style:text-properties officeooo:rsid="003e9345"/>
    </style:style>
    <style:style style:name="T37" style:family="text">
      <style:text-properties officeooo:rsid="00417516"/>
    </style:style>
    <style:style style:name="T38" style:family="text">
      <style:text-properties officeooo:rsid="00456a30"/>
    </style:style>
    <style:style style:name="T39" style:family="text">
      <style:text-properties officeooo:rsid="0049b34e"/>
    </style:style>
    <style:style style:name="T40" style:family="text">
      <style:text-properties officeooo:rsid="0049d5eb"/>
    </style:style>
    <style:style style:name="T41" style:family="text">
      <style:text-properties officeooo:rsid="00513b4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513b47" style:font-weight-asian="bold" style:font-weight-complex="bold"/>
    </style:style>
    <style:style style:name="T44" style:family="text">
      <style:text-properties officeooo:rsid="0051d1b1"/>
    </style:style>
    <style:style style:name="T45" style:family="text">
      <style:text-properties officeooo:rsid="0051e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2">Essay topic:<text:line-break/><text:line-break/></text:span><text:span text:style-name="T31">Poland's best bets for a coal-free </text:span><text:span text:style-name="T37">energy</text:span></text:p>
      <text:p text:style-name="P14"/>
      <text:p text:style-name="P20">Summary:</text:p>
      <text:p text:style-name="P3"/>
      <text:p text:style-name="P15">Polish energy system heavily relies on coal. It constitutes 65.8% of domestic energy production and 60% of electricity generation (IEA, 2024).<text:span text:style-name="T28"> Poland </text:span><text:span text:style-name="T32">is also placed </text:span><text:span text:style-name="T28">around the tenth place worldwide in terms of annual coal production and on the second place in Europe after Germany (IEA, 2022).</text:span><text:span text:style-name="T29"> Poland's coal production is steadily decreasing and was cut by half between 2000 and 2023 (IEA, 2024). Meanwhile, the country is a net importer of coal</text:span><text:span text:style-name="T36"> from non-EU countries</text:span><text:span text:style-name="T29">, </text:span><text:span text:style-name="T30">a strategy that</text:span><text:span text:style-name="T35"> </text:span><text:span text:style-name="T30">will be penalized from 2026 by the Carbon Border Adjustment Mechanism (European Commission, 2025).</text:span></text:p>
      <text:p text:style-name="P15"/>
      <text:p text:style-name="P16">The government has created a plan to gradually phase out domestic hard coal production (excluding coking coal) by 2049 (IEA, 2022) and declared intermediate steps of reducing the share of coal in electricity generation to a range of 37.5-56% in 2030 and 11-28% in 2040 (IEA, 2022 citing Ministerstwo Klimatu i Środowiska, 2022a).<text:span text:style-name="T33"> Unfortunately, the plans don't </text:span><text:span text:style-name="T34">concern</text:span><text:span text:style-name="T33"> lignite.</text:span></text:p>
      <text:p text:style-name="P17"/>
      <text:p text:style-name="P17">In my essay I want to give an overview of Poland's possible ways forward for a coal-free energy transition.<text:span text:style-name="T39"> I hope to quantitatively evaluate the potential of ongoing state-level efforts (such as plans for Poland's first nuclear plant, for offshore wind) and </text:span><text:span text:style-name="T40">of rapid growth of solar power prosumers.</text:span><text:span text:style-name="T45"> I will also summarize the challanges of the transition.</text:span><text:span text:style-name="T40"><text:line-break/><text:line-break/></text:span><text:span text:style-name="T43">Research question:</text:span></text:p>
      <text:p text:style-name="P17"><text:line-break/><text:span text:style-name="T45">What are the biggest challenges and most promising solutions for Poland's goal of creating a coal-free energy system?</text:span></text:p>
      <text:p text:style-name="P1"/>
      <text:p text:style-name="P21">References:</text:p>
      <text:p text:style-name="P1"/>
      <text:p text:style-name="P19"><text:span text:style-name="T38">(</text:span>The yellow highlighted parts are not formal parts of references, just my translations of authors and titles<text:span text:style-name="T38">)</text:span></text:p>
      <text:p text:style-name="P18"/>
      <text:p text:style-name="P13"><text:span text:style-name="T17">B</text:span><text:span text:style-name="T15">eyond Fossil Fuels, 2024. </text:span><text:span text:style-name="T1">Energising Communities: Transforming Poland's power sector with locally-owned renewables</text:span><text:span text:style-name="T15">. [online] Available at: &lt;https://beyondfossilfuels.org/2024/05/27/energising-communities-transforming-polands-power-sector-with-locally-owned-renewables/&gt;.</text:span></text:p>
      <text:p text:style-name="P13"><text:span text:style-name="T15"/></text:p>
      <text:p text:style-name="P10"><text:span text:style-name="T22">Bosco, A. Fant, S., 2024. The Difficult Transformation of Poland’s Coal Region. </text:span><text:span text:style-name="T3">Green European Journal</text:span><text:span text:style-name="T22"> [online]</text:span><text:span text:style-name="T24"> 3 September.</text:span><text:span text:style-name="T22"> Available at: &lt;</text:span><text:span text:style-name="T15">https://www.greeneuropeanjournal.eu/the-difficult-transformation-of-polands-coal-region/</text:span><text:span text:style-name="T22">&gt;.</text:span></text:p>
      <text:p text:style-name="P18"/>
      <text:p text:style-name="P8"><text:span text:style-name="T17">Directorate-General for Energy, 2021. </text:span><text:span text:style-name="T2">Good practice examples of regional and sub-regional strategies in coal regions in transition (Karlovy Vary START programme)</text:span><text:span text:style-name="T17">. [online] Available at: &lt;https://energy.ec.europa.eu/publications/good-practice-examples-regional-and-sub-regional-strategies-coal-regions-transition-karlovy-vary_en&gt;.</text:span></text:p>
      <text:p text:style-name="P8"><text:span text:style-name="T17"/></text:p>
      <text:p text:style-name="P13"><text:span text:style-name="T20">European Comission, 2020. </text:span><text:span text:style-name="T5">Assessment of the final national energy and climate plan of Poland</text:span><text:span text:style-name="T20">. [online] Available at: &lt;</text:span><text:span text:style-name="T17">https://energy.ec.europa.eu/system/files/2021-01/staff_working_document_assessment_necp_poland_en_0.pdf</text:span><text:span text:style-name="T20">&gt;</text:span><text:span text:style-name="T21">.</text:span></text:p>
      <text:p text:style-name="P13"><text:soft-page-break/><text:span text:style-name="T21"/></text:p>
      <text:p text:style-name="P11"><text:span text:style-name="T19">European Commission, 2022. </text:span><text:span text:style-name="T4">EU Cohesion Policy: €3.85 billion for a just transition toward climate neutral economy in five Polish regions</text:span><text:span text:style-name="T19">. [online] Available at: &lt;</text:span><text:span text:style-name="T15">https://ec.europa.eu/commission/presscorner/detail/es/ip_22_7413</text:span><text:span text:style-name="T19">&gt;.</text:span></text:p>
      <text:p text:style-name="P18"/>
      <text:p text:style-name="P7"><text:span text:style-name="T17">European Commission, Directorate-General for Energy, 2024</text:span><text:span text:style-name="T18">a</text:span><text:span text:style-name="T17">. </text:span><text:span text:style-name="T2">Reimagining Transition in Eastern Wielkopolska : recommendations to build a sustainable ecosystem for social entrepreneurship that benefits citizens and local communities affected by the energy transition</text:span><text:span text:style-name="T17">. Publications Office of the European Union. https://data.europa.eu/doi/10.2833/043634.</text:span></text:p>
      <text:p text:style-name="P7"><text:span text:style-name="T17"/></text:p>
      <text:p text:style-name="P7"><text:span text:style-name="T17">European Commission, Directorate-General for Energy, 2024</text:span><text:span text:style-name="T18">b</text:span><text:span text:style-name="T17">. </text:span><text:span text:style-name="T2">Regional profile Silesia, Poland. Publications Office of the European Union</text:span><text:span text:style-name="T17">. https://data.europa.eu/doi/10.2833/225888.</text:span></text:p>
      <text:p text:style-name="P7"><text:span text:style-name="T17"/></text:p>
      <text:p text:style-name="P7"><text:span text:style-name="T17">European Commission, Directorate-General for Energy, 2024</text:span><text:span text:style-name="T18">c</text:span><text:span text:style-name="T17">. </text:span><text:span text:style-name="T2">Regional profile Wielkopolska, Poland. Publications Office of the European Union</text:span><text:span text:style-name="T17">. https://data.europa.eu/doi/10.2833/084091.</text:span></text:p>
      <text:p text:style-name="P7"><text:span text:style-name="T17"/></text:p>
      <text:p text:style-name="P7"><text:span text:style-name="T17">European Commission, Directorate-General for Energy, 2024</text:span><text:span text:style-name="T18">d</text:span><text:span text:style-name="T17">. </text:span><text:span text:style-name="T2">Regional profile Lower Silesia, Poland. Publications Office of the European Union</text:span><text:span text:style-name="T17">. https://data.europa.eu/doi/10.2833/321710.</text:span></text:p>
      <text:p text:style-name="P7"><text:span text:style-name="T17"/></text:p>
      <text:p text:style-name="P12"><text:span text:style-name="T23">European Commission, 2025. </text:span><text:span text:style-name="T6">Carbon Border Adjustment Mechanism</text:span><text:span text:style-name="T23"> [online] Available at: &lt;</text:span><text:span text:style-name="T17">https://taxation-customs.ec.europa.eu/carbon-border-adjustment-mechanism_en</text:span><text:span text:style-name="T23">&gt;.</text:span></text:p>
      <text:p text:style-name="P1"/>
      <text:p text:style-name="P2">IEA, 2022. <text:span text:style-name="T1">Poland 2022</text:span>. [online] Available at: &lt;https://www.iea.org/reports/poland-2022&gt;<text:span text:style-name="T10">.</text:span></text:p>
      <text:p text:style-name="P1"/>
      <text:p text:style-name="P1">IEA, 2024. <text:span text:style-name="T1">Poland</text:span>. [online] Available at: &lt;https://www.iea.org/countries/poland/electricity&gt; [Accessed 23 February 2025].</text:p>
      <text:p text:style-name="P1"/>
      <text:p text:style-name="P5">Kardaś, Sz. 2023. <text:span text:style-name="T15">From coal to consensus: Poland’s energy transition and its European future.</text:span><text:span text:style-name="T25"> </text:span><text:span text:style-name="T7">European Council on Foregin Relations</text:span><text:span text:style-name="T15"> [online]</text:span><text:span text:style-name="T25"> 27 September.</text:span><text:span text:style-name="T15"> Available at: &lt;https://ecfr.eu/publication/from-coal-to-consensus-polands-energy-transition-and-its-european-future/#&gt;.</text:span></text:p>
      <text:p text:style-name="P1"/>
      <text:p text:style-name="P1"><text:span text:style-name="T10">Ministerstwo Klimatu i Środowiska, </text:span><text:span text:style-name="T11">2022</text:span><text:span text:style-name="T26">a</text:span><text:span text:style-name="T11">. </text:span><text:span text:style-name="T8">Polityka energetyczna Polski do 2040 r</text:span><text:span text:style-name="T10">. [online] Available at: &lt;</text:span>https://www.gov.pl/web/klimat/polityka-energetyczna-polski<text:span text:style-name="T10">&gt;</text:span><text:span text:style-name="T11">. </text:span><text:span text:style-name="T13">(Polish Minitry of Climate and Environment: Energy policy for Poland until 2040)</text:span></text:p>
      <text:p text:style-name="P1"><text:span text:style-name="T13"/></text:p>
      <text:p text:style-name="P10"><text:span text:style-name="T10">Ministerstwo Klimatu i Środowiska</text:span><text:span text:style-name="T11">, 2022b.</text:span><text:span text:style-name="T27"> </text:span><text:span text:style-name="T9">Polityka Surowcowa Państwa</text:span><text:span text:style-name="T27">. [online]</text:span><text:span text:style-name="T11"> Available at: &lt;https://www.gov.pl/web/klimat/polityka-surowcowa-panstwa---dokument&gt;</text:span><text:span text:style-name="T14"> </text:span><text:span text:style-name="T13">(Polish Minitry of Climate and Environment: </text:span><text:span text:style-name="T14">Raw Materials Policy </text:span><text:span text:style-name="T13">20</text:span><text:span text:style-name="T14">5</text:span><text:span text:style-name="T13">0).</text:span></text:p>
      <text:p text:style-name="P1"><text:span text:style-name="T13"/></text:p>
      <text:p text:style-name="P4">Partia Zieloni, 2022. <text:span text:style-name="T1">Zielony Plan Odbudowy</text:span>. [online] Available at: &lt;https://partiazieloni.pl/wp-content/uploads/admin/docs/Zielony-Plan-Odbudowy-1.pdf&gt;. <text:span text:style-name="T12">(Polish Green Party, Green Rebuild Plan; contains a section on Energy Transition)</text:span>.</text:p>
      <text:p text:style-name="P4"><text:span text:style-name="T15"/></text:p>
      <text:p text:style-name="P6"><text:span text:style-name="T15">Secretariat Technical Assistance for Regions in Transition (START), 2024. </text:span><text:span text:style-name="T1">START report on deliverables - Lower Silesia (PL)</text:span><text:span text:style-name="T15"> [online] Available at: &lt;https://circabc.europa.eu/ui/group/301e9528-b63b-4ca5-b7fa-c7f879572d5e/library/4d2f1ad7-209e-4b75-8e32-e0126ab20e8b/details?download=true&gt;</text:span><text:span text:style-name="T16">.</text:span>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54:15.993049316</meta:creation-date>
    <meta:generator>LibreOffice/24.2.7.2$Linux_X86_64 LibreOffice_project/420$Build-2</meta:generator>
    <dc:date>2025-03-07T13:05:58.020071144</dc:date>
    <meta:editing-duration>PT9H39M29S</meta:editing-duration>
    <meta:editing-cycles>46</meta:editing-cycles>
    <meta:print-date>2025-03-01T16:54:14.386321078</meta:print-date>
    <meta:printed-by>PDF files</meta:printed-by>
    <meta:document-statistic meta:table-count="0" meta:image-count="0" meta:object-count="0" meta:page-count="2" meta:paragraph-count="25" meta:word-count="602" meta:character-count="5469" meta:non-whitespace-character-count="4890"/>
  </office:meta>
</office:document-meta>
</file>